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8000000961A367819C7E27471.png" manifest:media-type="image/png"/>
  <manifest:file-entry manifest:full-path="Pictures/10000201000001650000015E184407B095F0B883.png" manifest:media-type="image/png"/>
  <manifest:file-entry manifest:full-path="Pictures/100002010000016A000000C2F594C11432379C1F.png" manifest:media-type="image/png"/>
  <manifest:file-entry manifest:full-path="Pictures/100002010000036A000000CA34247D59B830B6F8.png" manifest:media-type="image/png"/>
  <manifest:file-entry manifest:full-path="Pictures/100002010000038A000000C82202544D52F67A40.png" manifest:media-type="image/png"/>
  <manifest:file-entry manifest:full-path="Pictures/10000201000001AF000001F23446C44D2A914A2B.png" manifest:media-type="image/png"/>
  <manifest:file-entry manifest:full-path="Pictures/100002010000012D000000D5C549DF5A99FF30B5.png" manifest:media-type="image/png"/>
  <manifest:file-entry manifest:full-path="Pictures/100002010000037300000223BFB0C053D0B89563.png" manifest:media-type="image/png"/>
  <manifest:file-entry manifest:full-path="Pictures/100002010000037600000226541E4DEB121D846F.png" manifest:media-type="image/png"/>
  <manifest:file-entry manifest:full-path="Pictures/100002010000036C0000021F76F9001FABB57D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0dd0" officeooo:paragraph-rsid="00060dd0" style:font-weight-asian="bold" style:font-weight-complex="bold"/>
    </style:style>
    <style:style style:name="P2" style:family="paragraph" style:parent-style-name="Standard">
      <style:text-properties fo:font-weight="bold" officeooo:rsid="00070260" officeooo:paragraph-rsid="00070260" style:font-weight-asian="bold" style:font-weight-complex="bold"/>
    </style:style>
    <style:style style:name="P3" style:family="paragraph" style:parent-style-name="Standard">
      <style:text-properties fo:font-weight="bold" officeooo:rsid="00070260" officeooo:paragraph-rsid="00070260" style:font-weight-asian="bold" style:font-weight-complex="bold"/>
    </style:style>
    <style:style style:name="P4" style:family="paragraph" style:parent-style-name="Standard">
      <style:text-properties fo:font-weight="bold" officeooo:rsid="0008b6c8" officeooo:paragraph-rsid="0008b6c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a 1.</text:p>
      <text:p text:style-name="P1"/>
      <text:p text:style-name="P1"><draw:frame draw:style-name="fr1" draw:name="Figura1" text:anchor-type="char" svg:x="0.288cm" svg:y="0.224cm" svg:width="17cm" svg:height="10.537cm" draw:z-index="0"><draw:image xlink:href="Pictures/100002010000036C0000021F76F9001FABB57D4B.png" xlink:type="simple" xlink:show="embed" xlink:actuate="onLoad" loext:mime-type="image/png"/></draw:frame></text:p>
      <text:p text:style-name="P1"/>
      <text:p text:style-name="P1">Problema 2.</text:p>
      <text:p text:style-name="P1"><draw:frame draw:style-name="fr1" draw:name="Figura2" text:anchor-type="char" svg:x="0.376cm" svg:y="0.376cm" svg:width="17cm" svg:height="10.552cm" draw:z-index="1"><draw:image xlink:href="Pictures/100002010000037600000226541E4DEB121D846F.png" xlink:type="simple" xlink:show="embed" xlink:actuate="onLoad" loext:mime-type="image/png"/></draw:frame></text:p>
      <text:p text:style-name="P1"/>
      <text:p text:style-name="P1"/>
      <text:p text:style-name="P1"><text:soft-page-break/>Problema 3.</text:p>
      <text:p text:style-name="P1"/>
      <text:p text:style-name="P1"><draw:frame draw:style-name="fr1" draw:name="Figura3" text:anchor-type="char" svg:x="0.42cm" svg:y="0.291cm" svg:width="17cm" svg:height="10.53cm" draw:z-index="2"><draw:image xlink:href="Pictures/100002010000037300000223BFB0C053D0B89563.png" xlink:type="simple" xlink:show="embed" xlink:actuate="onLoad" loext:mime-type="image/png"/></draw:frame></text:p>
      <text:p text:style-name="P1"/>
      <text:p text:style-name="P2">Problema 4.<draw:frame draw:style-name="fr1" draw:name="Figura5" text:anchor-type="char" svg:x="5.865cm" svg:y="0.226cm" svg:width="6.551cm" svg:height="7.569cm" draw:z-index="4"><draw:image xlink:href="Pictures/10000201000001AF000001F23446C44D2A914A2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4" text:anchor-type="char" svg:x="0.441cm" svg:y="0.473cm" svg:width="17cm" svg:height="3.928cm" draw:z-index="3"><draw:image xlink:href="Pictures/100002010000036A000000CA34247D59B830B6F8.png" xlink:type="simple" xlink:show="embed" xlink:actuate="onLoad" loext:mime-type="image/png"/></draw:frame></text:p>
      <text:p text:style-name="P4"><text:soft-page-break/>Problema 5.</text:p>
      <text:p text:style-name="P4"><draw:frame draw:style-name="fr1" draw:name="Figura6" text:anchor-type="char" svg:x="0.072cm" svg:y="0.178cm" svg:width="7.512cm" svg:height="3.99cm" draw:z-index="5"><draw:image xlink:href="Pictures/100002010000016A000000C2F594C11432379C1F.png" xlink:type="simple" xlink:show="embed" xlink:actuate="onLoad" loext:mime-type="image/png"/></draw:frame><draw:frame draw:style-name="fr1" draw:name="Figura7" text:anchor-type="char" svg:x="8.144cm" svg:y="0.261cm" svg:width="9.446cm" svg:height="9.26cm" draw:z-index="6"><draw:image xlink:href="Pictures/10000201000001650000015E184407B095F0B883.png" xlink:type="simple" xlink:show="embed" xlink:actuate="onLoad" loext:mime-type="image/png"/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8" text:anchor-type="char" svg:x="0.452cm" svg:y="0.222cm" svg:width="6.844cm" svg:height="4.844cm" draw:z-index="7"><draw:image xlink:href="Pictures/100002010000012D000000D5C549DF5A99FF30B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9" text:anchor-type="char" svg:x="-0.199cm" svg:y="0.256cm" svg:width="18.143cm" svg:height="4.004cm" draw:z-index="8"><draw:image xlink:href="Pictures/100002010000038A000000C82202544D52F67A40.png" xlink:type="simple" xlink:show="embed" xlink:actuate="onLoad" loext:mime-type="image/png"/></draw:frame></text:p>
      <text:p text:style-name="P2"><draw:frame draw:style-name="fr1" draw:name="Figura10" text:anchor-type="char" svg:x="-0.616cm" svg:y="0.355cm" svg:width="18.958cm" svg:height="3.59cm" draw:z-index="9"><draw:image xlink:href="Pictures/1000020100000318000000961A367819C7E27471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22:31:39.517777743</meta:creation-date>
    <dc:date>2022-09-27T16:33:11.466532760</dc:date>
    <meta:editing-duration>PT15M27S</meta:editing-duration>
    <meta:editing-cycles>2</meta:editing-cycles>
    <meta:generator>LibreOffice/6.4.7.2$Linux_X86_64 LibreOffice_project/40$Build-2</meta:generator>
    <meta:document-statistic meta:table-count="0" meta:image-count="10" meta:object-count="0" meta:page-count="3" meta:paragraph-count="5" meta:word-count="10" meta:character-count="55" meta:non-whitespace-character-count="50"/>
  </office:meta>
</office:document-meta>
</file>